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://getwallpapers.com/collection/4k-car-wallpapers" office:target-frame-name="_top" xlink:show="replace"><text:span text:style-name="Hyperlink">http://getwallpapers.com/collection/4k-car-wallpapers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ka Schwarzenberger</meta:initial-creator>
    <dc:creator>Mika Schwarzenberger</dc:creator>
    <meta:creation-date>2020-01-28T15:24:00Z</meta:creation-date>
    <dc:date>2020-01-28T15:24:00Z</dc:date>
    <meta:template xlink:href="Normal" xlink:type="simple"/>
    <meta:editing-cycles>1</meta:editing-cycles>
    <meta:editing-duration>PT0S</meta:editing-duration>
    <meta:document-statistic meta:page-count="1" meta:paragraph-count="1" meta:word-count="16" meta:character-count="123" meta:row-count="1" meta:non-whitespace-character-count="108"/>
  </office:meta>
</office:document-meta>
</file>